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6291in"/>
    </style:style>
    <style:style style:name="co5" style:family="table-column">
      <style:table-column-properties fo:break-before="auto" style:column-width="1.7902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0.98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3">
          <table:table-cell office:value-type="string">
            <text:p>run_id</text:p>
          </table:table-cell>
          <table:table-cell office:value-type="string">
            <text:p>exp_id</text:p>
          </table:table-cell>
          <table:table-cell office:value-type="string">
            <text:p>ts_start</text:p>
          </table:table-cell>
          <table:table-cell office:value-type="string">
            <text:p>ts_stop</text:p>
          </table:table-cell>
          <table:table-cell office:value-type="string">
            <text:p>ss_start</text:p>
          </table:table-cell>
          <table:table-cell office:value-type="string">
            <text:p>ss_stop</text:p>
          </table:table-cell>
          <table:table-cell office:value-type="string">
            <text:p>operator</text:p>
          </table:table-cell>
          <table:table-cell office:value-type="string">
            <text:p>feeder_slope</text:p>
          </table:table-cell>
          <table:table-cell office:value-type="string">
            <text:p>feeder_intercept</text:p>
          </table:table-cell>
          <table:table-cell office:value-type="string">
            <text:p>temperature</text:p>
          </table:table-cell>
          <table:table-cell office:value-type="string">
            <text:p>pressure</text:p>
          </table:table-cell>
          <table:table-cell office:value-type="string">
            <text:p>biomass_rate</text:p>
          </table:table-cell>
          <table:table-cell office:value-type="string">
            <text:p>steam_flow</text:p>
          </table:table-cell>
          <table:table-cell office:value-type="string">
            <text:p>steam_temp</text:p>
          </table:table-cell>
          <table:table-cell office:value-type="string">
            <text:p>ent_CO2</text:p>
          </table:table-cell>
          <table:table-cell office:value-type="string">
            <text:p>sweep_CO2</text:p>
          </table:table-cell>
          <table:table-cell office:value-type="string">
            <text:p>Ar_tracer</text:p>
          </table:table-cell>
          <table:table-cell office:value-type="string">
            <text:p>superheater_purge</text:p>
          </table:table-cell>
          <table:table-cell office:value-type="string">
            <text:p>tube_diameter</text:p>
          </table:table-cell>
          <table:table-cell office:value-type="string">
            <text:p>sample_name</text:p>
          </table:table-cell>
          <table:table-cell office:value-type="string">
            <text:p>moisture</text:p>
          </table:table-cell>
          <table:table-cell office:value-type="string">
            <text:p>w_c</text:p>
          </table:table-cell>
          <table:table-cell office:value-type="string">
            <text:p>w_n</text:p>
          </table:table-cell>
          <table:table-cell office:value-type="string">
            <text:p>w_h</text:p>
          </table:table-cell>
          <table:table-cell office:value-type="string">
            <text:p>d10</text:p>
          </table:table-cell>
          <table:table-cell office:value-type="string">
            <text:p>d50</text:p>
          </table:table-cell>
          <table:table-cell office:value-type="string">
            <text:p>d9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0025-042-1-A-1</text:p>
          </table:table-cell>
          <table:table-cell office:value-type="date" office:date-value="2014-08-20T20:10:00">
            <text:p>2014-08-20 20:10:00</text:p>
          </table:table-cell>
          <table:table-cell office:value-type="date" office:date-value="2014-08-21T02:48:00">
            <text:p>2014-08-21 02:48:00</text:p>
          </table:table-cell>
          <table:table-cell office:value-type="date" office:date-value="2014-08-20T22:30:00">
            <text:p>2014-08-20 22:30:00</text:p>
          </table:table-cell>
          <table:table-cell office:value-type="date" office:date-value="2014-08-20T23:36:00">
            <text:p>2014-08-20 23:36:00</text:p>
          </table:table-cell>
          <table:table-cell office:value-type="string">
            <text:p>AA</text:p>
          </table:table-cell>
          <table:table-cell table:formula="of:=27.8/15.1" office:value-type="float" office:value="1.84105960264901">
            <text:p>1.8410596026</text:p>
          </table:table-cell>
          <table:table-cell office:value-type="float" office:value="0">
            <text:p>0</text:p>
          </table:table-cell>
          <table:table-cell office:value-type="float" office:value="2462">
            <text:p>2462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100">
            <text:p>110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000">
            <text:p>2000</text:p>
          </table:table-cell>
          <table:table-cell office:value-type="float" office:value="3.5">
            <text:p>3.5</text:p>
          </table:table-cell>
          <table:table-cell office:value-type="string">
            <text:p>testA</text:p>
          </table:table-cell>
          <table:table-cell office:value-type="float" office:value="5">
            <text:p>5</text:p>
          </table:table-cell>
          <table:table-cell office:value-type="float" office:value="57.25">
            <text:p>57.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025-042-1-A-2</text:p>
          </table:table-cell>
          <table:table-cell office:value-type="date" office:date-value="2014-08-21T06:30:00">
            <text:p>2014-08-21 06:30:00</text:p>
          </table:table-cell>
          <table:table-cell office:value-type="date" office:date-value="2014-08-21T10:40:00">
            <text:p>2014-08-21 10:40:00</text:p>
          </table:table-cell>
          <table:table-cell office:value-type="date" office:date-value="2014-08-21T06:30:00">
            <text:p>2014-08-21 06:30:00</text:p>
          </table:table-cell>
          <table:table-cell office:value-type="date" office:date-value="2014-08-21T08:03:19">
            <text:p>2014-08-21 08:03:19</text:p>
          </table:table-cell>
          <table:table-cell office:value-type="string">
            <text:p>AA</text:p>
          </table:table-cell>
          <table:table-cell table:formula="of:=27.8/15.1" office:value-type="float" office:value="1.84105960264901">
            <text:p>1.8410596026</text:p>
          </table:table-cell>
          <table:table-cell office:value-type="float" office:value="0">
            <text:p>0</text:p>
          </table:table-cell>
          <table:table-cell office:value-type="float" office:value="2462">
            <text:p>2462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100">
            <text:p>110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000">
            <text:p>2000</text:p>
          </table:table-cell>
          <table:table-cell office:value-type="float" office:value="3.5">
            <text:p>3.5</text:p>
          </table:table-cell>
          <table:table-cell office:value-type="string">
            <text:p>testA</text:p>
          </table:table-cell>
          <table:table-cell office:value-type="float" office:value="5">
            <text:p>5</text:p>
          </table:table-cell>
          <table:table-cell office:value-type="float" office:value="57.25">
            <text:p>57.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025-042-2-A</text:p>
          </table:table-cell>
          <table:table-cell office:value-type="date" office:date-value="2014-08-21T16:59:00">
            <text:p>2014-08-21 16:59:00</text:p>
          </table:table-cell>
          <table:table-cell office:value-type="date" office:date-value="2014-08-21T21:00:00">
            <text:p>2014-08-21 21:00:00</text:p>
          </table:table-cell>
          <table:table-cell office:value-type="date" office:date-value="2014-08-21T19:42:00">
            <text:p>2014-08-21 19:42:00</text:p>
          </table:table-cell>
          <table:table-cell office:value-type="date" office:date-value="2014-08-21T21:00:00">
            <text:p>2014-08-21 21:00:00</text:p>
          </table:table-cell>
          <table:table-cell office:value-type="string">
            <text:p>AA</text:p>
          </table:table-cell>
          <table:table-cell table:formula="of:=27.8/15.1" office:value-type="float" office:value="1.84105960264901">
            <text:p>1.8410596026</text:p>
          </table:table-cell>
          <table:table-cell office:value-type="float" office:value="0">
            <text:p>0</text:p>
          </table:table-cell>
          <table:table-cell office:value-type="float" office:value="2462">
            <text:p>2462</text:p>
          </table:table-cell>
          <table:table-cell table:number-columns-repeated="3" office:value-type="float" office:value="25">
            <text:p>25</text:p>
          </table:table-cell>
          <table:table-cell office:value-type="float" office:value="1100">
            <text:p>110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000">
            <text:p>2000</text:p>
          </table:table-cell>
          <table:table-cell office:value-type="float" office:value="3.5">
            <text:p>3.5</text:p>
          </table:table-cell>
          <table:table-cell office:value-type="string">
            <text:p>testA</text:p>
          </table:table-cell>
          <table:table-cell office:value-type="float" office:value="3.7">
            <text:p>3.7</text:p>
          </table:table-cell>
          <table:table-cell office:value-type="float" office:value="57.25">
            <text:p>57.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025-042-2-B</text:p>
          </table:table-cell>
          <table:table-cell office:value-type="date" office:date-value="2014-08-21T22:54:00">
            <text:p>2014-08-21 22:54:00</text:p>
          </table:table-cell>
          <table:table-cell office:value-type="date" office:date-value="2014-08-22T04:58:00">
            <text:p>2014-08-22 04:58:00</text:p>
          </table:table-cell>
          <table:table-cell office:value-type="date" office:date-value="2014-08-22T01:23:00">
            <text:p>2014-08-22 01:23:00</text:p>
          </table:table-cell>
          <table:table-cell office:value-type="date" office:date-value="2014-08-22T04:41:00">
            <text:p>2014-08-22 04:41:00</text:p>
          </table:table-cell>
          <table:table-cell office:value-type="string">
            <text:p>AA</text:p>
          </table:table-cell>
          <table:table-cell table:formula="of:=27.8/15.1" office:value-type="float" office:value="1.84105960264901">
            <text:p>1.8410596026</text:p>
          </table:table-cell>
          <table:table-cell office:value-type="float" office:value="0">
            <text:p>0</text:p>
          </table:table-cell>
          <table:table-cell office:value-type="float" office:value="2462">
            <text:p>2462</text:p>
          </table:table-cell>
          <table:table-cell table:number-columns-repeated="2" office:value-type="float" office:value="25">
            <text:p>25</text:p>
          </table:table-cell>
          <table:table-cell office:value-type="float" office:value="37.5">
            <text:p>37.5</text:p>
          </table:table-cell>
          <table:table-cell office:value-type="float" office:value="1100">
            <text:p>110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000">
            <text:p>2000</text:p>
          </table:table-cell>
          <table:table-cell office:value-type="float" office:value="3.5">
            <text:p>3.5</text:p>
          </table:table-cell>
          <table:table-cell office:value-type="string">
            <text:p>testA</text:p>
          </table:table-cell>
          <table:table-cell office:value-type="float" office:value="3.7">
            <text:p>3.7</text:p>
          </table:table-cell>
          <table:table-cell office:value-type="float" office:value="57.25">
            <text:p>57.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025-042-1-A-1-1</text:p>
          </table:table-cell>
          <table:table-cell office:value-type="date" office:date-value="2014-08-20T20:10:00">
            <text:p>2014-08-20 20:10:00</text:p>
          </table:table-cell>
          <table:table-cell office:value-type="date" office:date-value="2014-08-21T02:48:00">
            <text:p>2014-08-21 02:48:00</text:p>
          </table:table-cell>
          <table:table-cell office:value-type="date" office:date-value="2014-08-21T01:06:00">
            <text:p>2014-08-21 01:06:00</text:p>
          </table:table-cell>
          <table:table-cell office:value-type="date" office:date-value="2014-08-21T02:46:39">
            <text:p>2014-08-21 02:46:39</text:p>
          </table:table-cell>
          <table:table-cell office:value-type="string">
            <text:p>AA</text:p>
          </table:table-cell>
          <table:table-cell table:formula="of:=27.8/15.1" office:value-type="float" office:value="1.84105960264901">
            <text:p>1.8410596026</text:p>
          </table:table-cell>
          <table:table-cell office:value-type="float" office:value="0">
            <text:p>0</text:p>
          </table:table-cell>
          <table:table-cell table:style-name="ce2" office:value-type="float" office:value="2462">
            <text:p>2462</text:p>
          </table:table-cell>
          <table:table-cell table:style-name="ce2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100">
            <text:p>110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000">
            <text:p>2000</text:p>
          </table:table-cell>
          <table:table-cell office:value-type="float" office:value="3.5">
            <text:p>3.5</text:p>
          </table:table-cell>
          <table:table-cell office:value-type="string">
            <text:p>testA</text:p>
          </table:table-cell>
          <table:table-cell office:value-type="float" office:value="5">
            <text:p>5</text:p>
          </table:table-cell>
          <table:table-cell office:value-type="float" office:value="57.25">
            <text:p>57.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025-042-1-A-2-1</text:p>
          </table:table-cell>
          <table:table-cell office:value-type="date" office:date-value="2014-08-21T06:30:00">
            <text:p>2014-08-21 06:30:00</text:p>
          </table:table-cell>
          <table:table-cell office:value-type="date" office:date-value="2014-08-21T10:40:00">
            <text:p>2014-08-21 10:40:00</text:p>
          </table:table-cell>
          <table:table-cell office:value-type="date" office:date-value="2014-08-21T09:26:40">
            <text:p>2014-08-21 09:26:40</text:p>
          </table:table-cell>
          <table:table-cell office:value-type="date" office:date-value="2014-08-21T10:40:00">
            <text:p>2014-08-21 10:40:00</text:p>
          </table:table-cell>
          <table:table-cell office:value-type="string">
            <text:p>AA</text:p>
          </table:table-cell>
          <table:table-cell table:formula="of:=27.8/15.1" office:value-type="float" office:value="1.84105960264901">
            <text:p>1.8410596026</text:p>
          </table:table-cell>
          <table:table-cell office:value-type="float" office:value="0">
            <text:p>0</text:p>
          </table:table-cell>
          <table:table-cell office:value-type="float" office:value="2462">
            <text:p>2462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100">
            <text:p>110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000">
            <text:p>2000</text:p>
          </table:table-cell>
          <table:table-cell office:value-type="float" office:value="3.5">
            <text:p>3.5</text:p>
          </table:table-cell>
          <table:table-cell office:value-type="string">
            <text:p>testA</text:p>
          </table:table-cell>
          <table:table-cell office:value-type="float" office:value="5">
            <text:p>5</text:p>
          </table:table-cell>
          <table:table-cell office:value-type="float" office:value="57.25">
            <text:p>57.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</table:table-row>
        <table:table-row table:style-name="ro4" table:number-rows-repeated="1048568">
          <table:table-cell table:number-columns-repeated="27"/>
        </table:table-row>
        <table:table-row table:style-name="ro4">
          <table:table-cell table:number-columns-repeated="2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6:31:07</meta:creation-date>
    <dc:date>2014-08-22T09:15:58</dc:date>
    <meta:editing-duration>P0D</meta:editing-duration>
    <meta:editing-cycles>5</meta:editing-cycles>
    <meta:generator>LibreOffice/3.5$Linux_X86_64 LibreOffice_project/350m1$Build-2</meta:generator>
    <meta:document-statistic meta:table-count="3" meta:cell-count="189" meta:object-count="0"/>
  </office:meta>
</office:document-meta>
</file>